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222" officeooo:paragraph-rsid="00081222"/>
    </style:style>
    <style:style style:name="P2" style:family="paragraph" style:parent-style-name="Standard">
      <style:text-properties officeooo:rsid="00081222" officeooo:paragraph-rsid="00081222"/>
    </style:style>
    <style:style style:name="P3" style:family="paragraph" style:parent-style-name="Standard">
      <style:text-properties officeooo:rsid="00099abb" officeooo:paragraph-rsid="00099abb"/>
    </style:style>
    <style:style style:name="P4" style:family="paragraph" style:parent-style-name="Standard">
      <style:text-properties officeooo:rsid="000ce6d8" officeooo:paragraph-rsid="000ce6d8"/>
    </style:style>
    <style:style style:name="P5" style:family="paragraph" style:parent-style-name="Standard">
      <style:text-properties officeooo:rsid="000d23f2" officeooo:paragraph-rsid="000d23f2"/>
    </style:style>
    <style:style style:name="P6" style:family="paragraph" style:parent-style-name="Standard">
      <style:text-properties officeooo:rsid="000d594b" officeooo:paragraph-rsid="000d23f2"/>
    </style:style>
    <style:style style:name="P7" style:family="paragraph" style:parent-style-name="Standard">
      <style:text-properties officeooo:rsid="000d8cb8" officeooo:paragraph-rsid="000d8cb8"/>
    </style:style>
    <style:style style:name="P8" style:family="paragraph" style:parent-style-name="Standard">
      <style:text-properties officeooo:rsid="000ebff1" officeooo:paragraph-rsid="000ebff1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 officeooo:rsid="000836d8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 officeooo:rsid="000d8cb8"/>
    </style:style>
    <style:style style:name="T4" style:family="text">
      <style:text-properties fo:font-variant="normal" fo:text-transform="none" fo:color="#202122" fo:letter-spacing="normal"/>
    </style:style>
    <style:style style:name="T5" style:family="text">
      <style:text-properties fo:color="#202122" style:font-name="sans-serif" fo:font-size="10.5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 de distribution des taches entre les rebots</text:p>
      <text:p text:style-name="P1">nrbe de rebot/surface</text:p>
      <text:p text:style-name="P1">matrice de l algorithme </text:p>
      <text:p text:style-name="P1">D=NxM</text:p>
      <text:p text:style-name="P1">N=rebot</text:p>
      <text:p text:style-name="P1">M=tache,objectif</text:p>
      <text:p text:style-name="P1"/>
      <text:p text:style-name="P1"><text:span text:style-name="T1">L'entrée du problème est un ensemble d'éléments</text:span><text:span text:style-name="T2">(rebot) </text:span><text:span text:style-name="T1">, une liste de sous-ensembles de cet ensemble, et un entier </text:span><text:span text:style-name="T5">k</text:span><text:span text:style-name="T1">, et l'on doit trouver </text:span><text:span text:style-name="T5">k</text:span><text:span text:style-name="T4"> </text:span><text:span text:style-name="T1">sous-ensembles tels que le nombre d'éléments appartenant à au moins l'un de ceux-ci est maximisé. On dit qu'un élément est </text:span><text:span text:style-name="T5">couvert</text:span><text:span text:style-name="T4"> </text:span><text:span text:style-name="T1">s'il appartient à l'un des sous-ensembles sélectionnés.</text:span></text:p>
      <text:p text:style-name="P1"><text:span text:style-name="T1"/></text:p>
      <text:p text:style-name="P3"><text:span text:style-name="T1">Analyse des resultats:</text:span></text:p>
      <text:p text:style-name="P3"><text:span text:style-name="T1">Sans obstacles et avec D=2b ,on a un resultat plutot satisfaisant , la couverture peut etre consideree comme bonne vu qu il n y a pas d intersection de zones </text:span></text:p>
      <text:p text:style-name="P3"><text:span text:style-name="T1">Pour D=b la zone couverte se retrecit mais il n y a pas d intersection aussi donc la couverture peut etre consideree comme optimale</text:span></text:p>
      <text:p text:style-name="P3"><text:span text:style-name="T1">En presence d obstacles , on remarque que la zone couverte par R1 <text:s/>est plus la meme qu avant et se rapproche ou meme est en intersection avec la zone couverte par R5</text:span></text:p>
      <text:p text:style-name="P3"><text:span text:style-name="T1"/></text:p>
      <text:p text:style-name="P3"><text:span text:style-name="T1">Set(gca,'Xtick',xticks,'Ytick',yticks) pour contrôler le nombre et l'espacement des graduations sur les axes</text:span></text:p>
      <text:p text:style-name="P4"><text:span text:style-name="T1">figure opens a new window</text:span></text:p>
      <text:p text:style-name="P4"><text:span text:style-name="T1">fix arrondit les nombres en prenant la valeur l plus proche de zero</text:span></text:p>
      <text:p text:style-name="P5"><text:span text:style-name="T1">j ai compris l algorithme mais la deuxieme partie n est pas trop claire , comment sommes nous passes de l algortthme aux formules </text:span></text:p>
      <text:p text:style-name="P5"><text:span text:style-name="T1">T()?</text:span></text:p>
      <text:p text:style-name="P5"><text:span text:style-name="T1">D()? que font ces fonctions ?</text:span></text:p>
      <text:p text:style-name="P6"><text:span text:style-name="T1">Couverture de la plus grande surface </text:span><text:span text:style-name="T3">p</text:span><text:span text:style-name="T1">ossible avec moins d intersection</text:span></text:p>
      <text:p text:style-name="P6"><text:span text:style-name="T1"/></text:p>
      <text:p text:style-name="P7"><text:span text:style-name="T1">Premiere partie :Algorithme accelere de distribution collective des taches </text:span></text:p>
      <text:p text:style-name="P7"><text:span text:style-name="T1">Les rebots selectionnent les cibles dans un ordre defini et chaque <text:s/>cible selectionnee est ne participe plus a la selection </text:span></text:p>
      <text:p text:style-name="P7"><text:span text:style-name="T1"/></text:p>
      <text:p text:style-name="P8"><text:span text:style-name="T1">Pouvez vous reexpliquer le programme sur matlab j ai relu mais y a toujours des parties un peu flou </text:span></text:p>
      <text:p text:style-name="P8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10:17:18.117195249</meta:creation-date>
    <dc:date>2022-04-10T12:53:52.941522260</dc:date>
    <meta:editing-duration>PT6H27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80" meta:character-count="1663" meta:non-whitespace-character-count="1396"/>
  </office:meta>
</office:document-meta>
</file>